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7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1" table:default-cell-style-name="Default"/>
        <table:table-row table:style-name="ro1" table:number-rows-repeated="3">
          <table:table-cell table:number-columns-repeated="5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3" calcext:value-type="float">
            <text:p>3</text:p>
          </table:table-cell>
          <table:table-cell table:formula="of:=[.F4]+1" office:value-type="float" office:value="4" calcext:value-type="float">
            <text:p>4</text:p>
          </table:table-cell>
          <table:table-cell table:formula="of:=[.G4]+1" office:value-type="float" office:value="5" calcext:value-type="float">
            <text:p>5</text:p>
          </table:table-cell>
          <table:table-cell table:formula="of:=[.H4]+1" office:value-type="float" office:value="6" calcext:value-type="float">
            <text:p>6</text:p>
          </table:table-cell>
          <table:table-cell table:formula="of:=[.I4]+1" office:value-type="float" office:value="7" calcext:value-type="float">
            <text:p>7</text:p>
          </table:table-cell>
          <table:table-cell table:formula="of:=[.J4]+1" office:value-type="float" office:value="8" calcext:value-type="float">
            <text:p>8</text:p>
          </table:table-cell>
          <table:table-cell table:formula="of:=[.K4]+1" office:value-type="float" office:value="9" calcext:value-type="float">
            <text:p>9</text:p>
          </table:table-cell>
          <table:table-cell table:formula="of:=[.L4]+1" office:value-type="float" office:value="10" calcext:value-type="float">
            <text:p>10</text:p>
          </table:table-cell>
          <table:table-cell table:formula="of:=[.M4]+1" office:value-type="float" office:value="11" calcext:value-type="float">
            <text:p>11</text:p>
          </table:table-cell>
          <table:table-cell table:formula="of:=[.N4]+1" office:value-type="float" office:value="12" calcext:value-type="float">
            <text:p>12</text:p>
          </table:table-cell>
          <table:table-cell table:formula="of:=[.O4]+1" office:value-type="float" office:value="13" calcext:value-type="float">
            <text:p>13</text:p>
          </table:table-cell>
          <table:table-cell table:formula="of:=[.P4]+1" office:value-type="float" office:value="14" calcext:value-type="float">
            <text:p>14</text:p>
          </table:table-cell>
          <table:table-cell table:formula="of:=[.Q4]+1" office:value-type="float" office:value="15" calcext:value-type="float">
            <text:p>15</text:p>
          </table:table-cell>
          <table:table-cell table:formula="of:=[.R4]+1" office:value-type="float" office:value="16" calcext:value-type="float">
            <text:p>16</text:p>
          </table:table-cell>
          <table:table-cell table:formula="of:=[.S4]+1" office:value-type="float" office:value="17" calcext:value-type="float">
            <text:p>17</text:p>
          </table:table-cell>
          <table:table-cell table:formula="of:=[.T4]+1" office:value-type="float" office:value="18" calcext:value-type="float">
            <text:p>18</text:p>
          </table:table-cell>
          <table:table-cell table:formula="of:=[.U4]+1" office:value-type="float" office:value="19" calcext:value-type="float">
            <text:p>19</text:p>
          </table:table-cell>
          <table:table-cell table:formula="of:=[.V4]+1" office:value-type="float" office:value="20" calcext:value-type="float">
            <text:p>20</text:p>
          </table:table-cell>
          <table:table-cell table:formula="of:=[.W4]+1" office:value-type="float" office:value="21" calcext:value-type="float">
            <text:p>21</text:p>
          </table:table-cell>
          <table:table-cell table:formula="of:=[.X4]+1" office:value-type="float" office:value="22" calcext:value-type="float">
            <text:p>22</text:p>
          </table:table-cell>
          <table:table-cell table:formula="of:=[.Y4]+1" office:value-type="float" office:value="23" calcext:value-type="float">
            <text:p>23</text:p>
          </table:table-cell>
          <table:table-cell table:formula="of:=[.Z4]+1" office:value-type="float" office:value="24" calcext:value-type="float">
            <text:p>24</text:p>
          </table:table-cell>
          <table:table-cell table:formula="of:=[.AA4]+1" office:value-type="float" office:value="25" calcext:value-type="float">
            <text:p>25</text:p>
          </table:table-cell>
          <table:table-cell table:formula="of:=[.AB4]+1" office:value-type="float" office:value="26" calcext:value-type="float">
            <text:p>26</text:p>
          </table:table-cell>
          <table:table-cell table:formula="of:=[.AC4]+1" office:value-type="float" office:value="27" calcext:value-type="float">
            <text:p>27</text:p>
          </table:table-cell>
          <table:table-cell table:formula="of:=[.AD4]+1" office:value-type="float" office:value="28" calcext:value-type="float">
            <text:p>28</text:p>
          </table:table-cell>
          <table:table-cell table:formula="of:=[.AE4]+1" office:value-type="float" office:value="29" calcext:value-type="float">
            <text:p>29</text:p>
          </table:table-cell>
          <table:table-cell table:formula="of:=[.AF4]+1" office:value-type="float" office:value="30" calcext:value-type="float">
            <text:p>30</text:p>
          </table:table-cell>
          <table:table-cell table:formula="of:=[.AG4]+1" office:value-type="float" office:value="31" calcext:value-type="float">
            <text:p>31</text:p>
          </table:table-cell>
          <table:table-cell table:formula="of:=[.AH4]+1" office:value-type="float" office:value="32" calcext:value-type="float">
            <text:p>32</text:p>
          </table:table-cell>
          <table:table-cell table:formula="of:=[.AI4]+1" office:value-type="float" office:value="33" calcext:value-type="float">
            <text:p>33</text:p>
          </table:table-cell>
          <table:table-cell table:formula="of:=[.AJ4]+1" office:value-type="float" office:value="34" calcext:value-type="float">
            <text:p>34</text:p>
          </table:table-cell>
          <table:table-cell table:formula="of:=[.AK4]+1" office:value-type="float" office:value="35" calcext:value-type="float">
            <text:p>35</text:p>
          </table:table-cell>
          <table:table-cell table:formula="of:=[.AL4]+1" office:value-type="float" office:value="36" calcext:value-type="float">
            <text:p>36</text:p>
          </table:table-cell>
          <table:table-cell table:formula="of:=[.AM4]+1" office:value-type="float" office:value="37" calcext:value-type="float">
            <text:p>37</text:p>
          </table:table-cell>
          <table:table-cell table:formula="of:=[.AN4]+1" office:value-type="float" office:value="38" calcext:value-type="float">
            <text:p>38</text:p>
          </table:table-cell>
          <table:table-cell table:formula="of:=[.AO4]+1" office:value-type="float" office:value="39" calcext:value-type="float">
            <text:p>39</text:p>
          </table:table-cell>
          <table:table-cell table:formula="of:=[.AP4]+1" office:value-type="float" office:value="40" calcext:value-type="float">
            <text:p>40</text:p>
          </table:table-cell>
          <table:table-cell table:formula="of:=[.AQ4]+1" office:value-type="float" office:value="41" calcext:value-type="float">
            <text:p>41</text:p>
          </table:table-cell>
          <table:table-cell table:formula="of:=[.AR4]+1" office:value-type="float" office:value="42" calcext:value-type="float">
            <text:p>42</text:p>
          </table:table-cell>
          <table:table-cell table:formula="of:=[.AS4]+1" office:value-type="float" office:value="43" calcext:value-type="float">
            <text:p>43</text:p>
          </table:table-cell>
          <table:table-cell table:formula="of:=[.AT4]+1" office:value-type="float" office:value="44" calcext:value-type="float">
            <text:p>44</text:p>
          </table:table-cell>
          <table:table-cell table:formula="of:=[.AU4]+1" office:value-type="float" office:value="45" calcext:value-type="float">
            <text:p>45</text:p>
          </table:table-cell>
          <table:table-cell table:formula="of:=[.AV4]+1" office:value-type="float" office:value="46" calcext:value-type="float">
            <text:p>46</text:p>
          </table:table-cell>
          <table:table-cell table:formula="of:=[.AW4]+1" office:value-type="float" office:value="47" calcext:value-type="float">
            <text:p>47</text:p>
          </table:table-cell>
          <table:table-cell table:formula="of:=[.AX4]+1" office:value-type="float" office:value="48" calcext:value-type="float">
            <text:p>48</text:p>
          </table:table-cell>
          <table:table-cell table:formula="of:=[.AY4]+1" office:value-type="float" office:value="49" calcext:value-type="float">
            <text:p>49</text:p>
          </table:table-cell>
          <table:table-cell table:formula="of:=[.AZ4]+1" office:value-type="float" office:value="50" calcext:value-type="float">
            <text:p>50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3"/>
        </table:table-row>
        <table:table-row table:style-name="ro1">
          <table:table-cell table:number-columns-repeated="3"/>
          <table:table-cell table:formula="of:=[.$B$6]*[.D6]+[.$B$7]*[.D7]+[.$B$8]*[.D8]+[.$B$9]*[.D9]+[.$B$10]*[.D10]+[.$B$11]*[.D11]+[.$B$12]*[.D12]+[.$B$13]*[.D13]+[.$B$14]*[.D14]+[.$B$15]*[.D15]+[.$B$16]*[.D16]" office:value-type="float" office:value="7" calcext:value-type="float">
            <text:p>7</text:p>
          </table:table-cell>
          <table:table-cell table:formula="of:=[.$B$6]*[.E6]+[.$B$7]*[.E7]+[.$B$8]*[.E8]+[.$B$9]*[.E9]+[.$B$10]*[.E10]+[.$B$11]*[.E11]+[.$B$12]*[.E12]+[.$B$13]*[.E13]+[.$B$14]*[.E14]+[.$B$15]*[.E15]+[.$B$16]*[.E16]" office:value-type="float" office:value="5" calcext:value-type="float">
            <text:p>5</text:p>
          </table:table-cell>
          <table:table-cell table:formula="of:=[.$B$6]*[.F6]+[.$B$7]*[.F7]+[.$B$8]*[.F8]+[.$B$9]*[.F9]+[.$B$10]*[.F10]+[.$B$11]*[.F11]+[.$B$12]*[.F12]+[.$B$13]*[.F13]+[.$B$14]*[.F14]+[.$B$15]*[.F15]+[.$B$16]*[.F16]" office:value-type="float" office:value="8" calcext:value-type="float">
            <text:p>8</text:p>
          </table:table-cell>
          <table:table-cell table:formula="of:=[.$B$6]*[.G6]+[.$B$7]*[.G7]+[.$B$8]*[.G8]+[.$B$9]*[.G9]+[.$B$10]*[.G10]+[.$B$11]*[.G11]+[.$B$12]*[.G12]+[.$B$13]*[.G13]+[.$B$14]*[.G14]+[.$B$15]*[.G15]+[.$B$16]*[.G16]" office:value-type="float" office:value="5" calcext:value-type="float">
            <text:p>5</text:p>
          </table:table-cell>
          <table:table-cell table:formula="of:=[.$B$6]*[.H6]+[.$B$7]*[.H7]+[.$B$8]*[.H8]+[.$B$9]*[.H9]+[.$B$10]*[.H10]+[.$B$11]*[.H11]+[.$B$12]*[.H12]+[.$B$13]*[.H13]+[.$B$14]*[.H14]+[.$B$15]*[.H15]+[.$B$16]*[.H16]" office:value-type="float" office:value="9" calcext:value-type="float">
            <text:p>9</text:p>
          </table:table-cell>
          <table:table-cell table:formula="of:=[.$B$6]*[.I6]+[.$B$7]*[.I7]+[.$B$8]*[.I8]+[.$B$9]*[.I9]+[.$B$10]*[.I10]+[.$B$11]*[.I11]+[.$B$12]*[.I12]+[.$B$13]*[.I13]+[.$B$14]*[.I14]+[.$B$15]*[.I15]+[.$B$16]*[.I16]" office:value-type="float" office:value="8" calcext:value-type="float">
            <text:p>8</text:p>
          </table:table-cell>
          <table:table-cell table:formula="of:=[.$B$6]*[.J6]+[.$B$7]*[.J7]+[.$B$8]*[.J8]+[.$B$9]*[.J9]+[.$B$10]*[.J10]+[.$B$11]*[.J11]+[.$B$12]*[.J12]+[.$B$13]*[.J13]+[.$B$14]*[.J14]+[.$B$15]*[.J15]+[.$B$16]*[.J16]" office:value-type="float" office:value="6" calcext:value-type="float">
            <text:p>6</text:p>
          </table:table-cell>
          <table:table-cell table:formula="of:=[.$B$6]*[.K6]+[.$B$7]*[.K7]+[.$B$8]*[.K8]+[.$B$9]*[.K9]+[.$B$10]*[.K10]+[.$B$11]*[.K11]+[.$B$12]*[.K12]+[.$B$13]*[.K13]+[.$B$14]*[.K14]+[.$B$15]*[.K15]+[.$B$16]*[.K16]" office:value-type="float" office:value="9" calcext:value-type="float">
            <text:p>9</text:p>
          </table:table-cell>
          <table:table-cell table:formula="of:=[.$B$6]*[.L6]+[.$B$7]*[.L7]+[.$B$8]*[.L8]+[.$B$9]*[.L9]+[.$B$10]*[.L10]+[.$B$11]*[.L11]+[.$B$12]*[.L12]+[.$B$13]*[.L13]+[.$B$14]*[.L14]+[.$B$15]*[.L15]+[.$B$16]*[.L16]" office:value-type="float" office:value="4" calcext:value-type="float">
            <text:p>4</text:p>
          </table:table-cell>
          <table:table-cell table:formula="of:=[.$B$6]*[.M6]+[.$B$7]*[.M7]+[.$B$8]*[.M8]+[.$B$9]*[.M9]+[.$B$10]*[.M10]+[.$B$11]*[.M11]+[.$B$12]*[.M12]+[.$B$13]*[.M13]+[.$B$14]*[.M14]+[.$B$15]*[.M15]+[.$B$16]*[.M16]" office:value-type="float" office:value="8" calcext:value-type="float">
            <text:p>8</text:p>
          </table:table-cell>
          <table:table-cell table:formula="of:=[.$B$6]*[.N6]+[.$B$7]*[.N7]+[.$B$8]*[.N8]+[.$B$9]*[.N9]+[.$B$10]*[.N10]+[.$B$11]*[.N11]+[.$B$12]*[.N12]+[.$B$13]*[.N13]+[.$B$14]*[.N14]+[.$B$15]*[.N15]+[.$B$16]*[.N16]" office:value-type="float" office:value="9" calcext:value-type="float">
            <text:p>9</text:p>
          </table:table-cell>
          <table:table-cell table:formula="of:=[.$B$6]*[.O6]+[.$B$7]*[.O7]+[.$B$8]*[.O8]+[.$B$9]*[.O9]+[.$B$10]*[.O10]+[.$B$11]*[.O11]+[.$B$12]*[.O12]+[.$B$13]*[.O13]+[.$B$14]*[.O14]+[.$B$15]*[.O15]+[.$B$16]*[.O16]" office:value-type="float" office:value="3" calcext:value-type="float">
            <text:p>3</text:p>
          </table:table-cell>
          <table:table-cell table:formula="of:=[.$B$6]*[.P6]+[.$B$7]*[.P7]+[.$B$8]*[.P8]+[.$B$9]*[.P9]+[.$B$10]*[.P10]+[.$B$11]*[.P11]+[.$B$12]*[.P12]+[.$B$13]*[.P13]+[.$B$14]*[.P14]+[.$B$15]*[.P15]+[.$B$16]*[.P16]" office:value-type="float" office:value="7" calcext:value-type="float">
            <text:p>7</text:p>
          </table:table-cell>
          <table:table-cell table:formula="of:=[.$B$6]*[.Q6]+[.$B$7]*[.Q7]+[.$B$8]*[.Q8]+[.$B$9]*[.Q9]+[.$B$10]*[.Q10]+[.$B$11]*[.Q11]+[.$B$12]*[.Q12]+[.$B$13]*[.Q13]+[.$B$14]*[.Q14]+[.$B$15]*[.Q15]+[.$B$16]*[.Q16]" office:value-type="float" office:value="5" calcext:value-type="float">
            <text:p>5</text:p>
          </table:table-cell>
          <table:table-cell table:formula="of:=[.$B$6]*[.R6]+[.$B$7]*[.R7]+[.$B$8]*[.R8]+[.$B$9]*[.R9]+[.$B$10]*[.R10]+[.$B$11]*[.R11]+[.$B$12]*[.R12]+[.$B$13]*[.R13]+[.$B$14]*[.R14]+[.$B$15]*[.R15]+[.$B$16]*[.R16]" office:value-type="float" office:value="6" calcext:value-type="float">
            <text:p>6</text:p>
          </table:table-cell>
          <table:table-cell table:formula="of:=[.$B$6]*[.S6]+[.$B$7]*[.S7]+[.$B$8]*[.S8]+[.$B$9]*[.S9]+[.$B$10]*[.S10]+[.$B$11]*[.S11]+[.$B$12]*[.S12]+[.$B$13]*[.S13]+[.$B$14]*[.S14]+[.$B$15]*[.S15]+[.$B$16]*[.S16]" office:value-type="float" office:value="7" calcext:value-type="float">
            <text:p>7</text:p>
          </table:table-cell>
          <table:table-cell table:formula="of:=[.$B$6]*[.T6]+[.$B$7]*[.T7]+[.$B$8]*[.T8]+[.$B$9]*[.T9]+[.$B$10]*[.T10]+[.$B$11]*[.T11]+[.$B$12]*[.T12]+[.$B$13]*[.T13]+[.$B$14]*[.T14]+[.$B$15]*[.T15]+[.$B$16]*[.T16]" office:value-type="float" office:value="9" calcext:value-type="float">
            <text:p>9</text:p>
          </table:table-cell>
          <table:table-cell table:formula="of:=[.$B$6]*[.U6]+[.$B$7]*[.U7]+[.$B$8]*[.U8]+[.$B$9]*[.U9]+[.$B$10]*[.U10]+[.$B$11]*[.U11]+[.$B$12]*[.U12]+[.$B$13]*[.U13]+[.$B$14]*[.U14]+[.$B$15]*[.U15]+[.$B$16]*[.U16]" office:value-type="float" office:value="9" calcext:value-type="float">
            <text:p>9</text:p>
          </table:table-cell>
          <table:table-cell table:formula="of:=[.$B$6]*[.V6]+[.$B$7]*[.V7]+[.$B$8]*[.V8]+[.$B$9]*[.V9]+[.$B$10]*[.V10]+[.$B$11]*[.V11]+[.$B$12]*[.V12]+[.$B$13]*[.V13]+[.$B$14]*[.V14]+[.$B$15]*[.V15]+[.$B$16]*[.V16]" office:value-type="float" office:value="5" calcext:value-type="float">
            <text:p>5</text:p>
          </table:table-cell>
          <table:table-cell table:formula="of:=[.$B$6]*[.W6]+[.$B$7]*[.W7]+[.$B$8]*[.W8]+[.$B$9]*[.W9]+[.$B$10]*[.W10]+[.$B$11]*[.W11]+[.$B$12]*[.W12]+[.$B$13]*[.W13]+[.$B$14]*[.W14]+[.$B$15]*[.W15]+[.$B$16]*[.W16]" office:value-type="float" office:value="2" calcext:value-type="float">
            <text:p>2</text:p>
          </table:table-cell>
          <table:table-cell table:formula="of:=[.$B$6]*[.X6]+[.$B$7]*[.X7]+[.$B$8]*[.X8]+[.$B$9]*[.X9]+[.$B$10]*[.X10]+[.$B$11]*[.X11]+[.$B$12]*[.X12]+[.$B$13]*[.X13]+[.$B$14]*[.X14]+[.$B$15]*[.X15]+[.$B$16]*[.X16]" office:value-type="float" office:value="6" calcext:value-type="float">
            <text:p>6</text:p>
          </table:table-cell>
          <table:table-cell table:formula="of:=[.$B$6]*[.Y6]+[.$B$7]*[.Y7]+[.$B$8]*[.Y8]+[.$B$9]*[.Y9]+[.$B$10]*[.Y10]+[.$B$11]*[.Y11]+[.$B$12]*[.Y12]+[.$B$13]*[.Y13]+[.$B$14]*[.Y14]+[.$B$15]*[.Y15]+[.$B$16]*[.Y16]" office:value-type="float" office:value="6" calcext:value-type="float">
            <text:p>6</text:p>
          </table:table-cell>
          <table:table-cell table:formula="of:=[.$B$6]*[.Z6]+[.$B$7]*[.Z7]+[.$B$8]*[.Z8]+[.$B$9]*[.Z9]+[.$B$10]*[.Z10]+[.$B$11]*[.Z11]+[.$B$12]*[.Z12]+[.$B$13]*[.Z13]+[.$B$14]*[.Z14]+[.$B$15]*[.Z15]+[.$B$16]*[.Z16]" office:value-type="float" office:value="9" calcext:value-type="float">
            <text:p>9</text:p>
          </table:table-cell>
          <table:table-cell table:formula="of:=[.$B$6]*[.AA6]+[.$B$7]*[.AA7]+[.$B$8]*[.AA8]+[.$B$9]*[.AA9]+[.$B$10]*[.AA10]+[.$B$11]*[.AA11]+[.$B$12]*[.AA12]+[.$B$13]*[.AA13]+[.$B$14]*[.AA14]+[.$B$15]*[.AA15]+[.$B$16]*[.AA16]" office:value-type="float" office:value="4" calcext:value-type="float">
            <text:p>4</text:p>
          </table:table-cell>
          <table:table-cell table:formula="of:=[.$B$6]*[.AB6]+[.$B$7]*[.AB7]+[.$B$8]*[.AB8]+[.$B$9]*[.AB9]+[.$B$10]*[.AB10]+[.$B$11]*[.AB11]+[.$B$12]*[.AB12]+[.$B$13]*[.AB13]+[.$B$14]*[.AB14]+[.$B$15]*[.AB15]+[.$B$16]*[.AB16]" office:value-type="float" office:value="7" calcext:value-type="float">
            <text:p>7</text:p>
          </table:table-cell>
          <table:table-cell table:formula="of:=[.$B$6]*[.AC6]+[.$B$7]*[.AC7]+[.$B$8]*[.AC8]+[.$B$9]*[.AC9]+[.$B$10]*[.AC10]+[.$B$11]*[.AC11]+[.$B$12]*[.AC12]+[.$B$13]*[.AC13]+[.$B$14]*[.AC14]+[.$B$15]*[.AC15]+[.$B$16]*[.AC16]" office:value-type="float" office:value="6" calcext:value-type="float">
            <text:p>6</text:p>
          </table:table-cell>
          <table:table-cell table:formula="of:=[.$B$6]*[.AD6]+[.$B$7]*[.AD7]+[.$B$8]*[.AD8]+[.$B$9]*[.AD9]+[.$B$10]*[.AD10]+[.$B$11]*[.AD11]+[.$B$12]*[.AD12]+[.$B$13]*[.AD13]+[.$B$14]*[.AD14]+[.$B$15]*[.AD15]+[.$B$16]*[.AD16]" office:value-type="float" office:value="5" calcext:value-type="float">
            <text:p>5</text:p>
          </table:table-cell>
          <table:table-cell table:formula="of:=[.$B$6]*[.AE6]+[.$B$7]*[.AE7]+[.$B$8]*[.AE8]+[.$B$9]*[.AE9]+[.$B$10]*[.AE10]+[.$B$11]*[.AE11]+[.$B$12]*[.AE12]+[.$B$13]*[.AE13]+[.$B$14]*[.AE14]+[.$B$15]*[.AE15]+[.$B$16]*[.AE16]" office:value-type="float" office:value="12" calcext:value-type="float">
            <text:p>12</text:p>
          </table:table-cell>
          <table:table-cell table:formula="of:=[.$B$6]*[.AF6]+[.$B$7]*[.AF7]+[.$B$8]*[.AF8]+[.$B$9]*[.AF9]+[.$B$10]*[.AF10]+[.$B$11]*[.AF11]+[.$B$12]*[.AF12]+[.$B$13]*[.AF13]+[.$B$14]*[.AF14]+[.$B$15]*[.AF15]+[.$B$16]*[.AF16]" office:value-type="float" office:value="8" calcext:value-type="float">
            <text:p>8</text:p>
          </table:table-cell>
          <table:table-cell table:formula="of:=[.$B$6]*[.AG6]+[.$B$7]*[.AG7]+[.$B$8]*[.AG8]+[.$B$9]*[.AG9]+[.$B$10]*[.AG10]+[.$B$11]*[.AG11]+[.$B$12]*[.AG12]+[.$B$13]*[.AG13]+[.$B$14]*[.AG14]+[.$B$15]*[.AG15]+[.$B$16]*[.AG16]" office:value-type="float" office:value="5" calcext:value-type="float">
            <text:p>5</text:p>
          </table:table-cell>
          <table:table-cell table:formula="of:=[.$B$6]*[.AH6]+[.$B$7]*[.AH7]+[.$B$8]*[.AH8]+[.$B$9]*[.AH9]+[.$B$10]*[.AH10]+[.$B$11]*[.AH11]+[.$B$12]*[.AH12]+[.$B$13]*[.AH13]+[.$B$14]*[.AH14]+[.$B$15]*[.AH15]+[.$B$16]*[.AH16]" office:value-type="float" office:value="9" calcext:value-type="float">
            <text:p>9</text:p>
          </table:table-cell>
          <table:table-cell table:formula="of:=[.$B$6]*[.AI6]+[.$B$7]*[.AI7]+[.$B$8]*[.AI8]+[.$B$9]*[.AI9]+[.$B$10]*[.AI10]+[.$B$11]*[.AI11]+[.$B$12]*[.AI12]+[.$B$13]*[.AI13]+[.$B$14]*[.AI14]+[.$B$15]*[.AI15]+[.$B$16]*[.AI16]" office:value-type="float" office:value="3" calcext:value-type="float">
            <text:p>3</text:p>
          </table:table-cell>
          <table:table-cell table:formula="of:=[.$B$6]*[.AJ6]+[.$B$7]*[.AJ7]+[.$B$8]*[.AJ8]+[.$B$9]*[.AJ9]+[.$B$10]*[.AJ10]+[.$B$11]*[.AJ11]+[.$B$12]*[.AJ12]+[.$B$13]*[.AJ13]+[.$B$14]*[.AJ14]+[.$B$15]*[.AJ15]+[.$B$16]*[.AJ16]" office:value-type="float" office:value="3" calcext:value-type="float">
            <text:p>3</text:p>
          </table:table-cell>
          <table:table-cell table:formula="of:=[.$B$6]*[.AK6]+[.$B$7]*[.AK7]+[.$B$8]*[.AK8]+[.$B$9]*[.AK9]+[.$B$10]*[.AK10]+[.$B$11]*[.AK11]+[.$B$12]*[.AK12]+[.$B$13]*[.AK13]+[.$B$14]*[.AK14]+[.$B$15]*[.AK15]+[.$B$16]*[.AK16]" office:value-type="float" office:value="4" calcext:value-type="float">
            <text:p>4</text:p>
          </table:table-cell>
          <table:table-cell table:formula="of:=[.$B$6]*[.AL6]+[.$B$7]*[.AL7]+[.$B$8]*[.AL8]+[.$B$9]*[.AL9]+[.$B$10]*[.AL10]+[.$B$11]*[.AL11]+[.$B$12]*[.AL12]+[.$B$13]*[.AL13]+[.$B$14]*[.AL14]+[.$B$15]*[.AL15]+[.$B$16]*[.AL16]" office:value-type="float" office:value="9" calcext:value-type="float">
            <text:p>9</text:p>
          </table:table-cell>
          <table:table-cell table:formula="of:=[.$B$6]*[.AM6]+[.$B$7]*[.AM7]+[.$B$8]*[.AM8]+[.$B$9]*[.AM9]+[.$B$10]*[.AM10]+[.$B$11]*[.AM11]+[.$B$12]*[.AM12]+[.$B$13]*[.AM13]+[.$B$14]*[.AM14]+[.$B$15]*[.AM15]+[.$B$16]*[.AM16]" office:value-type="float" office:value="8" calcext:value-type="float">
            <text:p>8</text:p>
          </table:table-cell>
          <table:table-cell table:formula="of:=[.$B$6]*[.AN6]+[.$B$7]*[.AN7]+[.$B$8]*[.AN8]+[.$B$9]*[.AN9]+[.$B$10]*[.AN10]+[.$B$11]*[.AN11]+[.$B$12]*[.AN12]+[.$B$13]*[.AN13]+[.$B$14]*[.AN14]+[.$B$15]*[.AN15]+[.$B$16]*[.AN16]" office:value-type="float" office:value="7" calcext:value-type="float">
            <text:p>7</text:p>
          </table:table-cell>
          <table:table-cell table:formula="of:=[.$B$6]*[.AO6]+[.$B$7]*[.AO7]+[.$B$8]*[.AO8]+[.$B$9]*[.AO9]+[.$B$10]*[.AO10]+[.$B$11]*[.AO11]+[.$B$12]*[.AO12]+[.$B$13]*[.AO13]+[.$B$14]*[.AO14]+[.$B$15]*[.AO15]+[.$B$16]*[.AO16]" office:value-type="float" office:value="4" calcext:value-type="float">
            <text:p>4</text:p>
          </table:table-cell>
          <table:table-cell table:formula="of:=[.$B$6]*[.AP6]+[.$B$7]*[.AP7]+[.$B$8]*[.AP8]+[.$B$9]*[.AP9]+[.$B$10]*[.AP10]+[.$B$11]*[.AP11]+[.$B$12]*[.AP12]+[.$B$13]*[.AP13]+[.$B$14]*[.AP14]+[.$B$15]*[.AP15]+[.$B$16]*[.AP16]" office:value-type="float" office:value="9" calcext:value-type="float">
            <text:p>9</text:p>
          </table:table-cell>
          <table:table-cell table:formula="of:=[.$B$6]*[.AQ6]+[.$B$7]*[.AQ7]+[.$B$8]*[.AQ8]+[.$B$9]*[.AQ9]+[.$B$10]*[.AQ10]+[.$B$11]*[.AQ11]+[.$B$12]*[.AQ12]+[.$B$13]*[.AQ13]+[.$B$14]*[.AQ14]+[.$B$15]*[.AQ15]+[.$B$16]*[.AQ16]" office:value-type="float" office:value="6" calcext:value-type="float">
            <text:p>6</text:p>
          </table:table-cell>
          <table:table-cell table:formula="of:=[.$B$6]*[.AR6]+[.$B$7]*[.AR7]+[.$B$8]*[.AR8]+[.$B$9]*[.AR9]+[.$B$10]*[.AR10]+[.$B$11]*[.AR11]+[.$B$12]*[.AR12]+[.$B$13]*[.AR13]+[.$B$14]*[.AR14]+[.$B$15]*[.AR15]+[.$B$16]*[.AR16]" office:value-type="float" office:value="7" calcext:value-type="float">
            <text:p>7</text:p>
          </table:table-cell>
          <table:table-cell table:formula="of:=[.$B$6]*[.AS6]+[.$B$7]*[.AS7]+[.$B$8]*[.AS8]+[.$B$9]*[.AS9]+[.$B$10]*[.AS10]+[.$B$11]*[.AS11]+[.$B$12]*[.AS12]+[.$B$13]*[.AS13]+[.$B$14]*[.AS14]+[.$B$15]*[.AS15]+[.$B$16]*[.AS16]" office:value-type="float" office:value="5" calcext:value-type="float">
            <text:p>5</text:p>
          </table:table-cell>
          <table:table-cell table:formula="of:=[.$B$6]*[.AT6]+[.$B$7]*[.AT7]+[.$B$8]*[.AT8]+[.$B$9]*[.AT9]+[.$B$10]*[.AT10]+[.$B$11]*[.AT11]+[.$B$12]*[.AT12]+[.$B$13]*[.AT13]+[.$B$14]*[.AT14]+[.$B$15]*[.AT15]+[.$B$16]*[.AT16]" office:value-type="float" office:value="7" calcext:value-type="float">
            <text:p>7</text:p>
          </table:table-cell>
          <table:table-cell table:formula="of:=[.$B$6]*[.AU6]+[.$B$7]*[.AU7]+[.$B$8]*[.AU8]+[.$B$9]*[.AU9]+[.$B$10]*[.AU10]+[.$B$11]*[.AU11]+[.$B$12]*[.AU12]+[.$B$13]*[.AU13]+[.$B$14]*[.AU14]+[.$B$15]*[.AU15]+[.$B$16]*[.AU16]" office:value-type="float" office:value="11" calcext:value-type="float">
            <text:p>11</text:p>
          </table:table-cell>
          <table:table-cell table:formula="of:=[.$B$6]*[.AV6]+[.$B$7]*[.AV7]+[.$B$8]*[.AV8]+[.$B$9]*[.AV9]+[.$B$10]*[.AV10]+[.$B$11]*[.AV11]+[.$B$12]*[.AV12]+[.$B$13]*[.AV13]+[.$B$14]*[.AV14]+[.$B$15]*[.AV15]+[.$B$16]*[.AV16]" office:value-type="float" office:value="8" calcext:value-type="float">
            <text:p>8</text:p>
          </table:table-cell>
          <table:table-cell table:formula="of:=[.$B$6]*[.AW6]+[.$B$7]*[.AW7]+[.$B$8]*[.AW8]+[.$B$9]*[.AW9]+[.$B$10]*[.AW10]+[.$B$11]*[.AW11]+[.$B$12]*[.AW12]+[.$B$13]*[.AW13]+[.$B$14]*[.AW14]+[.$B$15]*[.AW15]+[.$B$16]*[.AW16]" office:value-type="float" office:value="8" calcext:value-type="float">
            <text:p>8</text:p>
          </table:table-cell>
          <table:table-cell table:formula="of:=[.$B$6]*[.AX6]+[.$B$7]*[.AX7]+[.$B$8]*[.AX8]+[.$B$9]*[.AX9]+[.$B$10]*[.AX10]+[.$B$11]*[.AX11]+[.$B$12]*[.AX12]+[.$B$13]*[.AX13]+[.$B$14]*[.AX14]+[.$B$15]*[.AX15]+[.$B$16]*[.AX16]" office:value-type="float" office:value="10" calcext:value-type="float">
            <text:p>10</text:p>
          </table:table-cell>
          <table:table-cell table:formula="of:=[.$B$6]*[.AY6]+[.$B$7]*[.AY7]+[.$B$8]*[.AY8]+[.$B$9]*[.AY9]+[.$B$10]*[.AY10]+[.$B$11]*[.AY11]+[.$B$12]*[.AY12]+[.$B$13]*[.AY13]+[.$B$14]*[.AY14]+[.$B$15]*[.AY15]+[.$B$16]*[.AY16]" office:value-type="float" office:value="2" calcext:value-type="float">
            <text:p>2</text:p>
          </table:table-cell>
          <table:table-cell table:formula="of:=[.$B$6]*[.AZ6]+[.$B$7]*[.AZ7]+[.$B$8]*[.AZ8]+[.$B$9]*[.AZ9]+[.$B$10]*[.AZ10]+[.$B$11]*[.AZ11]+[.$B$12]*[.AZ12]+[.$B$13]*[.AZ13]+[.$B$14]*[.AZ14]+[.$B$15]*[.AZ15]+[.$B$16]*[.AZ16]" office:value-type="float" office:value="12" calcext:value-type="float">
            <text:p>12</text:p>
          </table:table-cell>
          <table:table-cell table:formula="of:=[.$B$6]*[.BA6]+[.$B$7]*[.BA7]+[.$B$8]*[.BA8]+[.$B$9]*[.BA9]+[.$B$10]*[.BA10]+[.$B$11]*[.BA11]+[.$B$12]*[.BA12]+[.$B$13]*[.BA13]+[.$B$14]*[.BA14]+[.$B$15]*[.BA15]+[.$B$16]*[.BA16]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4:32:41.123335401</meta:creation-date>
    <dc:date>2021-04-17T14:52:13.697817735</dc:date>
    <meta:editing-duration>PT8M32S</meta:editing-duration>
    <meta:editing-cycles>1</meta:editing-cycles>
    <meta:document-statistic meta:table-count="1" meta:cell-count="161" meta:object-count="0"/>
    <meta:generator>LibreOffice/6.4.7.2$Linux_X86_64 LibreOffice_project/40$Build-2</meta:generator>
  </office:meta>
</office:document-meta>
</file>